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atestStrateg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testStrateg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testStrateg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testStrategy.findLatest( ArtifactInfo [ ] infos , Date 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